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Error" style:base-cell-address="Hoja1.M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ce1"/>
        <table:table-column table:style-name="co1" table:default-cell-style-name="ce3"/>
        <table:table-column table:style-name="co1" table:default-cell-style-name="ce4"/>
        <table:table-column table:style-name="co1" table:default-cell-style-name="ce1"/>
        <table:table-column table:style-name="co1" table:default-cell-style-name="Default"/>
        <table:table-column table:style-name="co1" table:number-columns-repeated="1010" table:default-cell-style-name="ce1"/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  <table:table-cell table:style-name="ce5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ce5"/>
          <table:table-cell table:number-columns-repeated="1011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5"/>
          <table:table-cell table:number-columns-repeated="1011"/>
        </table:table-row>
        <table:table-row table:style-name="ro1">
          <table:table-cell table:number-columns-repeated="3"/>
          <table:table-cell table:formula="of:=COUNT([.D7:.D67])" office:value-type="float" office:value="61" calcext:value-type="float">
            <text:p>61</text:p>
          </table:table-cell>
          <table:table-cell table:number-columns-repeated="8"/>
          <table:table-cell table:style-name="ce5"/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 office:value-type="float" office:value="-1" calcext:value-type="float">
            <text:p>-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5" table:formula="of:=IF([.K7]=[.L7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5" table:formula="of:=IF([.K8]=[.L8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5" table:formula="of:=IF([.K9]=[.L9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5" table:formula="of:=IF([.K10]=[.L10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5" table:formula="of:=IF([.K11]=[.L11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5" table:formula="of:=IF([.K12]=[.L12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5" table:formula="of:=IF([.K13]=[.L13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5" table:formula="of:=IF([.K14]=[.L14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5" table:formula="of:=IF([.K15]=[.L15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5" table:formula="of:=IF([.K16]=[.L16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5" table:formula="of:=IF([.K17]=[.L17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5" table:formula="of:=IF([.K18]=[.L18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5" table:formula="of:=IF([.K19]=[.L19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5" table:formula="of:=IF([.K20]=[.L20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5" table:formula="of:=IF([.K21]=[.L21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5" table:formula="of:=IF([.K22]=[.L22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table:number-columns-repeated="3"/>
          <table:table-cell office:value-type="float" office:value="5" calcext:value-type="float">
            <text:p>5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table:formula="of:=IF([.K23]=[.L23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24]=[.L24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25]=[.L25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26]=[.L26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27]=[.L27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28]=[.L28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29]=[.L29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30]=[.L30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table:formula="of:=IF([.K31]=[.L31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table:formula="of:=IF([.K32]=[.L32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33]=[.L33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34]=[.L34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35]=[.L35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36]=[.L36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37]=[.L37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38]=[.L38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39]=[.L39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table:formula="of:=IF([.K40]=[.L40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table:formula="of:=IF([.K41]=[.L41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42]=[.L42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43]=[.L43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44]=[.L44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45]=[.L45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46]=[.L46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47]=[.L47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48]=[.L48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table:formula="of:=IF([.K49]=[.L49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table:formula="of:=IF([.K50]=[.L50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51]=[.L51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52]=[.L52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53]=[.L53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54]=[.L54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55]=[.L55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56]=[.L56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57]=[.L57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table:formula="of:=IF([.K58]=[.L58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table:formula="of:=IF([.K59]=[.L59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60]=[.L60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61]=[.L61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5" table:formula="of:=IF([.K62]=[.L62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table:formula="of:=IF([.K63]=[.L63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table:formula="of:=IF([.K64]=[.L64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table:formula="of:=IF([.K65]=[.L65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66]=[.L66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table:formula="of:=IF([.K67]=[.L67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68]=[.L68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69]=[.L69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70]=[.L70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71]=[.L71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72]=[.L72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73]=[.L73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74]=[.L74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75]=[.L75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76]=[.L76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77]=[.L77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78]=[.L78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79]=[.L79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80]=[.L80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81]=[.L81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82]=[.L82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83]=[.L83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84]=[.L84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85]=[.L85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86]=[.L86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87]=[.L87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88]=[.L88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89]=[.L89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90]=[.L90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91]=[.L91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92]=[.L92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93]=[.L93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94]=[.L94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95]=[.L95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96]=[.L96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table:formula="of:=IF([.K97]=[.L97];1;0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172">
          <table:table-cell table:number-columns-repeated="12"/>
          <table:table-cell table:style-name="ce5"/>
          <table:table-cell table:number-columns-repeated="1011"/>
        </table:table-row>
        <table:table-row table:style-name="ro1" table:number-rows-repeated="104830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oja1.M1:Hoja1.M269">
            <calcext:condition calcext:apply-style-name="Error" calcext:value="=0" calcext:base-cell-address="Hoja1.M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16:15:52.597443167</meta:creation-date>
    <dc:date>2023-10-02T09:42:17.388875895</dc:date>
    <meta:editing-duration>PT20M22S</meta:editing-duration>
    <meta:editing-cycles>2</meta:editing-cycles>
    <meta:generator>LibreOffice/7.3.7.2$Linux_X86_64 LibreOffice_project/30$Build-2</meta:generator>
    <meta:document-statistic meta:table-count="1" meta:cell-count="581" meta:object-count="0"/>
  </office:meta>
</office:document-meta>
</file>